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sp-metrics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variation_name</text:p>
          </table:table-cell>
          <table:table-cell office:value-type="string" calcext:value-type="string">
            <text:p>position_offset_x</text:p>
          </table:table-cell>
          <table:table-cell office:value-type="string" calcext:value-type="string">
            <text:p>position_offset_y</text:p>
          </table:table-cell>
          <table:table-cell office:value-type="string" calcext:value-type="string">
            <text:p>position_offset_z</text:p>
          </table:table-cell>
          <table:table-cell office:value-type="string" calcext:value-type="string">
            <text:p>rotation_offset_deg_x</text:p>
          </table:table-cell>
          <table:table-cell office:value-type="string" calcext:value-type="string">
            <text:p>rotation_offset_deg_y</text:p>
          </table:table-cell>
          <table:table-cell office:value-type="string" calcext:value-type="string">
            <text:p>rotation_offset_deg_z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ist_COP_x</text:p>
          </table:table-cell>
          <table:table-cell office:value-type="string" calcext:value-type="string">
            <text:p>opt_COPx</text:p>
          </table:table-cell>
          <table:table-cell office:value-type="string" calcext:value-type="string">
            <text:p>CoP+ X</text:p>
          </table:table-cell>
          <table:table-cell office:value-type="string" calcext:value-type="string">
            <text:p>CoP+ Y</text:p>
          </table:table-cell>
          <table:table-cell office:value-type="string" calcext:value-type="string">
            <text:p>CoP+ Z</text:p>
          </table:table-cell>
          <table:table-cell office:value-type="string" calcext:value-type="string">
            <text:p>Taxel+ active</text:p>
          </table:table-cell>
          <table:table-cell office:value-type="string" calcext:value-type="string">
            <text:p>F_max+</text:p>
          </table:table-cell>
          <table:table-cell office:value-type="string" calcext:value-type="string">
            <text:p>F_min+</text:p>
          </table:table-cell>
          <table:table-cell office:value-type="string" calcext:value-type="string">
            <text:p>Dist+</text:p>
          </table:table-cell>
          <table:table-cell office:value-type="string" calcext:value-type="string">
            <text:p>F_mean10</text:p>
          </table:table-cell>
          <table:table-cell office:value-type="string" calcext:value-type="string">
            <text:p>Std_10</text:p>
          </table:table-cell>
          <table:table-cell office:value-type="string" calcext:value-type="string">
            <text:p>Mean_1-5</text:p>
          </table:table-cell>
          <table:table-cell office:value-type="string" calcext:value-type="string">
            <text:p>Mean_7-11</text:p>
          </table:table-cell>
          <table:table-cell office:value-type="string" calcext:value-type="string">
            <text:p>Diff_Means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25-09-15 10:48:00</text:p>
          </table:table-cell>
          <table:table-cell office:value-type="float" office:value="-0.000354" calcext:value-type="float">
            <text:p>-0.000354</text:p>
          </table:table-cell>
          <table:table-cell office:value-type="float" office:value="0.4050966" calcext:value-type="float">
            <text:p>0.4050966</text:p>
          </table:table-cell>
          <table:table-cell office:value-type="float" office:value="0.4047427" calcext:value-type="float">
            <text:p>0.4047427</text:p>
          </table:table-cell>
          <table:table-cell office:value-type="float" office:value="0.482507" calcext:value-type="float">
            <text:p>0.482507</text:p>
          </table:table-cell>
          <table:table-cell office:value-type="float" office:value="0.1368095" calcext:value-type="float">
            <text:p>0.1368095</text:p>
          </table:table-cell>
          <table:table-cell office:value-type="float" office:value="11" calcext:value-type="float">
            <text:p>11</text:p>
          </table:table-cell>
          <table:table-cell office:value-type="float" office:value="0.839376628398895" calcext:value-type="float">
            <text:p>0.839376628398895</text:p>
          </table:table-cell>
          <table:table-cell office:value-type="float" office:value="0.235044807195663" calcext:value-type="float">
            <text:p>0.235044807195663</text:p>
          </table:table-cell>
          <table:table-cell office:value-type="float" office:value="0.604331821203232" calcext:value-type="float">
            <text:p>0.604331821203232</text:p>
          </table:table-cell>
          <table:table-cell office:value-type="float" office:value="0.518122743070126" calcext:value-type="float">
            <text:p>0.518122743070126</text:p>
          </table:table-cell>
          <table:table-cell office:value-type="float" office:value="0.193732242253127" calcext:value-type="float">
            <text:p>0.193732242253127</text:p>
          </table:table-cell>
          <table:table-cell office:value-type="float" office:value="0.468124884366989" calcext:value-type="float">
            <text:p>0.468124884366989</text:p>
          </table:table-cell>
          <table:table-cell office:value-type="float" office:value="0.568120601773262" calcext:value-type="float">
            <text:p>0.568120601773262</text:p>
          </table:table-cell>
          <table:table-cell office:value-type="float" office:value="0.0999957174062729" calcext:value-type="float">
            <text:p>0.0999957174062729</text:p>
          </table:table-cell>
        </table:table-row>
        <table:table-row table:style-name="ro1">
          <table:table-cell office:value-type="string" calcext:value-type="string">
            <text:p>x_plus_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48:12</text:p>
          </table:table-cell>
          <table:table-cell office:value-type="float" office:value="-0.0012733" calcext:value-type="float">
            <text:p>-0.0012733</text:p>
          </table:table-cell>
          <table:table-cell office:value-type="float" office:value="0.4060957" calcext:value-type="float">
            <text:p>0.4060957</text:p>
          </table:table-cell>
          <table:table-cell office:value-type="float" office:value="0.4048224" calcext:value-type="float">
            <text:p>0.4048224</text:p>
          </table:table-cell>
          <table:table-cell office:value-type="float" office:value="0.4825073" calcext:value-type="float">
            <text:p>0.4825073</text:p>
          </table:table-cell>
          <table:table-cell office:value-type="float" office:value="0.1390593" calcext:value-type="float">
            <text:p>0.1390593</text:p>
          </table:table-cell>
          <table:table-cell office:value-type="float" office:value="11" calcext:value-type="float">
            <text:p>11</text:p>
          </table:table-cell>
          <table:table-cell office:value-type="float" office:value="1.51259660720825" calcext:value-type="float">
            <text:p>1.51259660720825</text:p>
          </table:table-cell>
          <table:table-cell office:value-type="float" office:value="0.187894806265831" calcext:value-type="float">
            <text:p>0.187894806265831</text:p>
          </table:table-cell>
          <table:table-cell office:value-type="float" office:value="1.32470180094242" calcext:value-type="float">
            <text:p>1.32470180094242</text:p>
          </table:table-cell>
          <table:table-cell office:value-type="float" office:value="0.562812735140324" calcext:value-type="float">
            <text:p>0.562812735140324</text:p>
          </table:table-cell>
          <table:table-cell office:value-type="float" office:value="0.381921181165413" calcext:value-type="float">
            <text:p>0.381921181165413</text:p>
          </table:table-cell>
          <table:table-cell office:value-type="float" office:value="0.364148876070976" calcext:value-type="float">
            <text:p>0.364148876070976</text:p>
          </table:table-cell>
          <table:table-cell office:value-type="float" office:value="0.761476594209671" calcext:value-type="float">
            <text:p>0.761476594209671</text:p>
          </table:table-cell>
          <table:table-cell office:value-type="float" office:value="0.397327718138695" calcext:value-type="float">
            <text:p>0.397327718138695</text:p>
          </table:table-cell>
        </table:table-row>
        <table:table-row table:style-name="ro1">
          <table:table-cell office:value-type="string" calcext:value-type="string">
            <text:p>x_plus_2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48:25</text:p>
          </table:table-cell>
          <table:table-cell office:value-type="float" office:value="-0.0017875" calcext:value-type="float">
            <text:p>-0.0017875</text:p>
          </table:table-cell>
          <table:table-cell office:value-type="float" office:value="0.4071029" calcext:value-type="float">
            <text:p>0.4071029</text:p>
          </table:table-cell>
          <table:table-cell office:value-type="float" office:value="0.4053154" calcext:value-type="float">
            <text:p>0.4053154</text:p>
          </table:table-cell>
          <table:table-cell office:value-type="float" office:value="0.4825082" calcext:value-type="float">
            <text:p>0.4825082</text:p>
          </table:table-cell>
          <table:table-cell office:value-type="float" office:value="0.1404978" calcext:value-type="float">
            <text:p>0.1404978</text:p>
          </table:table-cell>
          <table:table-cell office:value-type="float" office:value="11" calcext:value-type="float">
            <text:p>11</text:p>
          </table:table-cell>
          <table:table-cell office:value-type="float" office:value="2.31209659576416" calcext:value-type="float">
            <text:p>2.31209659576416</text:p>
          </table:table-cell>
          <table:table-cell office:value-type="float" office:value="0.146074801683426" calcext:value-type="float">
            <text:p>0.146074801683426</text:p>
          </table:table-cell>
          <table:table-cell office:value-type="float" office:value="2.16602179408073" calcext:value-type="float">
            <text:p>2.16602179408073</text:p>
          </table:table-cell>
          <table:table-cell office:value-type="float" office:value="0.628289736807346" calcext:value-type="float">
            <text:p>0.628289736807346</text:p>
          </table:table-cell>
          <table:table-cell office:value-type="float" office:value="0.638352945047532" calcext:value-type="float">
            <text:p>0.638352945047532</text:p>
          </table:table-cell>
          <table:table-cell office:value-type="float" office:value="0.298056879639626" calcext:value-type="float">
            <text:p>0.298056879639626</text:p>
          </table:table-cell>
          <table:table-cell office:value-type="float" office:value="0.958522593975067" calcext:value-type="float">
            <text:p>0.958522593975067</text:p>
          </table:table-cell>
          <table:table-cell office:value-type="float" office:value="0.660465714335442" calcext:value-type="float">
            <text:p>0.660465714335442</text:p>
          </table:table-cell>
        </table:table-row>
        <table:table-row table:style-name="ro1">
          <table:table-cell office:value-type="string" calcext:value-type="string">
            <text:p>x_plus_3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48:38</text:p>
          </table:table-cell>
          <table:table-cell office:value-type="float" office:value="-0.0020879" calcext:value-type="float">
            <text:p>-0.0020879</text:p>
          </table:table-cell>
          <table:table-cell office:value-type="float" office:value="0.4081306" calcext:value-type="float">
            <text:p>0.4081306</text:p>
          </table:table-cell>
          <table:table-cell office:value-type="float" office:value="0.4060427" calcext:value-type="float">
            <text:p>0.4060427</text:p>
          </table:table-cell>
          <table:table-cell office:value-type="float" office:value="0.4825369" calcext:value-type="float">
            <text:p>0.4825369</text:p>
          </table:table-cell>
          <table:table-cell office:value-type="float" office:value="0.1385218" calcext:value-type="float">
            <text:p>0.1385218</text:p>
          </table:table-cell>
          <table:table-cell office:value-type="float" office:value="8" calcext:value-type="float">
            <text:p>8</text:p>
          </table:table-cell>
          <table:table-cell office:value-type="float" office:value="2.48552656173706" calcext:value-type="float">
            <text:p>2.48552656173706</text:p>
          </table:table-cell>
          <table:table-cell office:value-type="float" office:value="0.0565799996256828" calcext:value-type="float">
            <text:p>0.0565799996256828</text:p>
          </table:table-cell>
          <table:table-cell office:value-type="float" office:value="2.42894656211138" calcext:value-type="float">
            <text:p>2.42894656211138</text:p>
          </table:table-cell>
          <table:table-cell office:value-type="float" office:value="0.623574738949537" calcext:value-type="float">
            <text:p>0.623574738949537</text:p>
          </table:table-cell>
          <table:table-cell office:value-type="float" office:value="0.719380513789342" calcext:value-type="float">
            <text:p>0.719380513789342</text:p>
          </table:table-cell>
          <table:table-cell office:value-type="float" office:value="0.229258881509304" calcext:value-type="float">
            <text:p>0.229258881509304</text:p>
          </table:table-cell>
          <table:table-cell office:value-type="float" office:value="1.01789059638977" calcext:value-type="float">
            <text:p>1.01789059638977</text:p>
          </table:table-cell>
          <table:table-cell office:value-type="float" office:value="0.788631714880466" calcext:value-type="float">
            <text:p>0.788631714880466</text:p>
          </table:table-cell>
        </table:table-row>
        <table:table-row table:style-name="ro1">
          <table:table-cell office:value-type="string" calcext:value-type="string">
            <text:p>x_plus_4</text:p>
          </table:table-cell>
          <table:table-cell office:value-type="float" office:value="0.004" calcext:value-type="float">
            <text:p>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48:51</text:p>
          </table:table-cell>
          <table:table-cell office:value-type="float" office:value="-0.0021203" calcext:value-type="float">
            <text:p>-0.0021203</text:p>
          </table:table-cell>
          <table:table-cell office:value-type="float" office:value="0.4090883" calcext:value-type="float">
            <text:p>0.4090883</text:p>
          </table:table-cell>
          <table:table-cell office:value-type="float" office:value="0.4070679" calcext:value-type="float">
            <text:p>0.4070679</text:p>
          </table:table-cell>
          <table:table-cell office:value-type="float" office:value="0.4825068" calcext:value-type="float">
            <text:p>0.4825068</text:p>
          </table:table-cell>
          <table:table-cell office:value-type="float" office:value="0.1353256" calcext:value-type="float">
            <text:p>0.1353256</text:p>
          </table:table-cell>
          <table:table-cell office:value-type="float" office:value="8" calcext:value-type="float">
            <text:p>8</text:p>
          </table:table-cell>
          <table:table-cell office:value-type="float" office:value="1.1407265663147" calcext:value-type="float">
            <text:p>1.1407265663147</text:p>
          </table:table-cell>
          <table:table-cell office:value-type="float" office:value="-0.0155800003558397" calcext:value-type="float">
            <text:p>-0.0155800003558397</text:p>
          </table:table-cell>
          <table:table-cell office:value-type="float" office:value="1.15630656667054" calcext:value-type="float">
            <text:p>1.15630656667054</text:p>
          </table:table-cell>
          <table:table-cell office:value-type="float" office:value="0.471587736718357" calcext:value-type="float">
            <text:p>0.471587736718357</text:p>
          </table:table-cell>
          <table:table-cell office:value-type="float" office:value="0.4154013431672" calcext:value-type="float">
            <text:p>0.4154013431672</text:p>
          </table:table-cell>
          <table:table-cell office:value-type="float" office:value="0.173744877800345" calcext:value-type="float">
            <text:p>0.173744877800345</text:p>
          </table:table-cell>
          <table:table-cell office:value-type="float" office:value="0.769430595636368" calcext:value-type="float">
            <text:p>0.769430595636368</text:p>
          </table:table-cell>
          <table:table-cell office:value-type="float" office:value="0.595685717836022" calcext:value-type="float">
            <text:p>0.595685717836022</text:p>
          </table:table-cell>
        </table:table-row>
        <table:table-row table:style-name="ro1">
          <table:table-cell office:value-type="string" calcext:value-type="string">
            <text:p>x_plus_5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49:03</text:p>
          </table:table-cell>
          <table:table-cell office:value-type="float" office:value="-0.0021456" calcext:value-type="float">
            <text:p>-0.0021456</text:p>
          </table:table-cell>
          <table:table-cell office:value-type="float" office:value="0.4101031" calcext:value-type="float">
            <text:p>0.4101031</text:p>
          </table:table-cell>
          <table:table-cell office:value-type="float" office:value="0.4080575" calcext:value-type="float">
            <text:p>0.4080575</text:p>
          </table:table-cell>
          <table:table-cell office:value-type="float" office:value="0.4825076" calcext:value-type="float">
            <text:p>0.4825076</text:p>
          </table:table-cell>
          <table:table-cell office:value-type="float" office:value="0.1322151" calcext:value-type="float">
            <text:p>0.1322151</text:p>
          </table:table-cell>
          <table:table-cell office:value-type="float" office:value="8" calcext:value-type="float">
            <text:p>8</text:p>
          </table:table-cell>
          <table:table-cell office:value-type="float" office:value="1.1321165561676" calcext:value-type="float">
            <text:p>1.1321165561676</text:p>
          </table:table-cell>
          <table:table-cell office:value-type="float" office:value="-0.0446900017559528" calcext:value-type="float">
            <text:p>-0.0446900017559528</text:p>
          </table:table-cell>
          <table:table-cell office:value-type="float" office:value="1.17680655792356" calcext:value-type="float">
            <text:p>1.17680655792356</text:p>
          </table:table-cell>
          <table:table-cell office:value-type="float" office:value="0.380731737241149" calcext:value-type="float">
            <text:p>0.380731737241149</text:p>
          </table:table-cell>
          <table:table-cell office:value-type="float" office:value="0.391355310295642" calcext:value-type="float">
            <text:p>0.391355310295642</text:p>
          </table:table-cell>
          <table:table-cell office:value-type="float" office:value="0.132580878585577" calcext:value-type="float">
            <text:p>0.132580878585577</text:p>
          </table:table-cell>
          <table:table-cell office:value-type="float" office:value="0.628882595896721" calcext:value-type="float">
            <text:p>0.628882595896721</text:p>
          </table:table-cell>
          <table:table-cell office:value-type="float" office:value="0.496301717311144" calcext:value-type="float">
            <text:p>0.496301717311144</text:p>
          </table:table-cell>
        </table:table-row>
        <table:table-row table:style-name="ro1">
          <table:table-cell office:value-type="string" calcext:value-type="string">
            <text:p>x_plus_6</text:p>
          </table:table-cell>
          <table:table-cell office:value-type="float" office:value="0.006" calcext:value-type="float">
            <text:p>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49:16</text:p>
          </table:table-cell>
          <table:table-cell office:value-type="float" office:value="-0.0020242" calcext:value-type="float">
            <text:p>-0.0020242</text:p>
          </table:table-cell>
          <table:table-cell office:value-type="float" office:value="0.411137" calcext:value-type="float">
            <text:p>0.411137</text:p>
          </table:table-cell>
          <table:table-cell office:value-type="float" office:value="0.4091127" calcext:value-type="float">
            <text:p>0.4091127</text:p>
          </table:table-cell>
          <table:table-cell office:value-type="float" office:value="0.4825911" calcext:value-type="float">
            <text:p>0.4825911</text:p>
          </table:table-cell>
          <table:table-cell office:value-type="float" office:value="0.1297774" calcext:value-type="float">
            <text:p>0.1297774</text:p>
          </table:table-cell>
          <table:table-cell office:value-type="float" office:value="6" calcext:value-type="float">
            <text:p>6</text:p>
          </table:table-cell>
          <table:table-cell office:value-type="float" office:value="0.960326611995697" calcext:value-type="float">
            <text:p>0.960326611995697</text:p>
          </table:table-cell>
          <table:table-cell office:value-type="float" office:value="-0.0504299998283386" calcext:value-type="float">
            <text:p>-0.0504299998283386</text:p>
          </table:table-cell>
          <table:table-cell office:value-type="float" office:value="1.01075661182404" calcext:value-type="float">
            <text:p>1.01075661182404</text:p>
          </table:table-cell>
          <table:table-cell office:value-type="float" office:value="0.325135746225715" calcext:value-type="float">
            <text:p>0.325135746225715</text:p>
          </table:table-cell>
          <table:table-cell office:value-type="float" office:value="0.400432839041558" calcext:value-type="float">
            <text:p>0.400432839041558</text:p>
          </table:table-cell>
          <table:table-cell office:value-type="float" office:value="0.113064879924059" calcext:value-type="float">
            <text:p>0.113064879924059</text:p>
          </table:table-cell>
          <table:table-cell office:value-type="float" office:value="0.53720661252737" calcext:value-type="float">
            <text:p>0.53720661252737</text:p>
          </table:table-cell>
          <table:table-cell office:value-type="float" office:value="0.424141732603312" calcext:value-type="float">
            <text:p>0.424141732603312</text:p>
          </table:table-cell>
        </table:table-row>
        <table:table-row table:style-name="ro1">
          <table:table-cell office:value-type="string" calcext:value-type="string">
            <text:p>x_plus_7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49:28</text:p>
          </table:table-cell>
          <table:table-cell office:value-type="float" office:value="-0.0022137" calcext:value-type="float">
            <text:p>-0.0022137</text:p>
          </table:table-cell>
          <table:table-cell office:value-type="float" office:value="0.4120881" calcext:value-type="float">
            <text:p>0.4120881</text:p>
          </table:table-cell>
          <table:table-cell office:value-type="float" office:value="0.4098744" calcext:value-type="float">
            <text:p>0.4098744</text:p>
          </table:table-cell>
          <table:table-cell office:value-type="float" office:value="0.4825261" calcext:value-type="float">
            <text:p>0.4825261</text:p>
          </table:table-cell>
          <table:table-cell office:value-type="float" office:value="0.1288836" calcext:value-type="float">
            <text:p>0.1288836</text:p>
          </table:table-cell>
          <table:table-cell office:value-type="float" office:value="5" calcext:value-type="float">
            <text:p>5</text:p>
          </table:table-cell>
          <table:table-cell office:value-type="float" office:value="1.03617656230927" calcext:value-type="float">
            <text:p>1.03617656230927</text:p>
          </table:table-cell>
          <table:table-cell office:value-type="float" office:value="-0.0782034024596214" calcext:value-type="float">
            <text:p>-0.0782034024596214</text:p>
          </table:table-cell>
          <table:table-cell office:value-type="float" office:value="1.11437996476889" calcext:value-type="float">
            <text:p>1.11437996476889</text:p>
          </table:table-cell>
          <table:table-cell office:value-type="float" office:value="0.284504734352231" calcext:value-type="float">
            <text:p>0.284504734352231</text:p>
          </table:table-cell>
          <table:table-cell office:value-type="float" office:value="0.381323408102115" calcext:value-type="float">
            <text:p>0.381323408102115</text:p>
          </table:table-cell>
          <table:table-cell office:value-type="float" office:value="0.0983048781752586" calcext:value-type="float">
            <text:p>0.0983048781752586</text:p>
          </table:table-cell>
          <table:table-cell office:value-type="float" office:value="0.470704590529203" calcext:value-type="float">
            <text:p>0.470704590529203</text:p>
          </table:table-cell>
          <table:table-cell office:value-type="float" office:value="0.372399712353945" calcext:value-type="float">
            <text:p>0.372399712353945</text:p>
          </table:table-cell>
        </table:table-row>
        <table:table-row table:style-name="ro1">
          <table:table-cell office:value-type="string" calcext:value-type="string">
            <text:p>x_plus_8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49:41</text:p>
          </table:table-cell>
          <table:table-cell office:value-type="float" office:value="-0.002172" calcext:value-type="float">
            <text:p>-0.002172</text:p>
          </table:table-cell>
          <table:table-cell office:value-type="float" office:value="0.4130971" calcext:value-type="float">
            <text:p>0.4130971</text:p>
          </table:table-cell>
          <table:table-cell office:value-type="float" office:value="0.4109252" calcext:value-type="float">
            <text:p>0.4109252</text:p>
          </table:table-cell>
          <table:table-cell office:value-type="float" office:value="0.4825055" calcext:value-type="float">
            <text:p>0.4825055</text:p>
          </table:table-cell>
          <table:table-cell office:value-type="float" office:value="0.1276062" calcext:value-type="float">
            <text:p>0.1276062</text:p>
          </table:table-cell>
          <table:table-cell office:value-type="float" office:value="5" calcext:value-type="float">
            <text:p>5</text:p>
          </table:table-cell>
          <table:table-cell office:value-type="float" office:value="1.07717657089233" calcext:value-type="float">
            <text:p>1.07717657089233</text:p>
          </table:table-cell>
          <table:table-cell office:value-type="float" office:value="-0.0859934017062187" calcext:value-type="float">
            <text:p>-0.0859934017062187</text:p>
          </table:table-cell>
          <table:table-cell office:value-type="float" office:value="1.16316997259855" calcext:value-type="float">
            <text:p>1.16316997259855</text:p>
          </table:table-cell>
          <table:table-cell office:value-type="float" office:value="0.229031740128994" calcext:value-type="float">
            <text:p>0.229031740128994</text:p>
          </table:table-cell>
          <table:table-cell office:value-type="float" office:value="0.361518469028608" calcext:value-type="float">
            <text:p>0.361518469028608</text:p>
          </table:table-cell>
          <table:table-cell office:value-type="float" office:value="0.0798548817634583" calcext:value-type="float">
            <text:p>0.0798548817634583</text:p>
          </table:table-cell>
          <table:table-cell office:value-type="float" office:value="0.37820859849453" calcext:value-type="float">
            <text:p>0.37820859849453</text:p>
          </table:table-cell>
          <table:table-cell office:value-type="float" office:value="0.298353716731071" calcext:value-type="float">
            <text:p>0.298353716731071</text:p>
          </table:table-cell>
        </table:table-row>
        <table:table-row table:style-name="ro1">
          <table:table-cell office:value-type="string" calcext:value-type="string">
            <text:p>x_minus_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49:53</text:p>
          </table:table-cell>
          <table:table-cell office:value-type="float" office:value="0.0003296" calcext:value-type="float">
            <text:p>0.0003296</text:p>
          </table:table-cell>
          <table:table-cell office:value-type="float" office:value="0.4040936" calcext:value-type="float">
            <text:p>0.4040936</text:p>
          </table:table-cell>
          <table:table-cell office:value-type="float" office:value="0.4044233" calcext:value-type="float">
            <text:p>0.4044233</text:p>
          </table:table-cell>
          <table:table-cell office:value-type="float" office:value="0.4825087" calcext:value-type="float">
            <text:p>0.4825087</text:p>
          </table:table-cell>
          <table:table-cell office:value-type="float" office:value="0.1362105" calcext:value-type="float">
            <text:p>0.1362105</text:p>
          </table:table-cell>
          <table:table-cell office:value-type="float" office:value="10" calcext:value-type="float">
            <text:p>10</text:p>
          </table:table-cell>
          <table:table-cell office:value-type="float" office:value="0.863984823226929" calcext:value-type="float">
            <text:p>0.863984823226929</text:p>
          </table:table-cell>
          <table:table-cell office:value-type="float" office:value="0.209509998559952" calcext:value-type="float">
            <text:p>0.209509998559952</text:p>
          </table:table-cell>
          <table:table-cell office:value-type="float" office:value="0.654474824666977" calcext:value-type="float">
            <text:p>0.654474824666977</text:p>
          </table:table-cell>
          <table:table-cell office:value-type="float" office:value="0.506068736314774" calcext:value-type="float">
            <text:p>0.506068736314774</text:p>
          </table:table-cell>
          <table:table-cell office:value-type="float" office:value="0.193196953683951" calcext:value-type="float">
            <text:p>0.193196953683951</text:p>
          </table:table-cell>
          <table:table-cell office:value-type="float" office:value="0.559882879257202" calcext:value-type="float">
            <text:p>0.559882879257202</text:p>
          </table:table-cell>
          <table:table-cell office:value-type="float" office:value="0.452254593372345" calcext:value-type="float">
            <text:p>0.452254593372345</text:p>
          </table:table-cell>
          <table:table-cell office:value-type="float" office:value="0.107628285884857" calcext:value-type="float">
            <text:p>0.107628285884857</text:p>
          </table:table-cell>
        </table:table-row>
        <table:table-row table:style-name="ro1">
          <table:table-cell office:value-type="string" calcext:value-type="string">
            <text:p>x_minus_2</text:p>
          </table:table-cell>
          <table:table-cell office:value-type="float" office:value="-0.002" calcext:value-type="float">
            <text:p>-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0:06</text:p>
          </table:table-cell>
          <table:table-cell office:value-type="float" office:value="0.0011559" calcext:value-type="float">
            <text:p>0.0011559</text:p>
          </table:table-cell>
          <table:table-cell office:value-type="float" office:value="0.4030996" calcext:value-type="float">
            <text:p>0.4030996</text:p>
          </table:table-cell>
          <table:table-cell office:value-type="float" office:value="0.4042555" calcext:value-type="float">
            <text:p>0.4042555</text:p>
          </table:table-cell>
          <table:table-cell office:value-type="float" office:value="0.4825074" calcext:value-type="float">
            <text:p>0.4825074</text:p>
          </table:table-cell>
          <table:table-cell office:value-type="float" office:value="0.1364267" calcext:value-type="float">
            <text:p>0.1364267</text:p>
          </table:table-cell>
          <table:table-cell office:value-type="float" office:value="10" calcext:value-type="float">
            <text:p>10</text:p>
          </table:table-cell>
          <table:table-cell office:value-type="float" office:value="1.06529474258423" calcext:value-type="float">
            <text:p>1.06529474258423</text:p>
          </table:table-cell>
          <table:table-cell office:value-type="float" office:value="0.14801000058651" calcext:value-type="float">
            <text:p>0.14801000058651</text:p>
          </table:table-cell>
          <table:table-cell office:value-type="float" office:value="0.917284741997719" calcext:value-type="float">
            <text:p>0.917284741997719</text:p>
          </table:table-cell>
          <table:table-cell office:value-type="float" office:value="0.506191731989384" calcext:value-type="float">
            <text:p>0.506191731989384</text:p>
          </table:table-cell>
          <table:table-cell office:value-type="float" office:value="0.307638963432387" calcext:value-type="float">
            <text:p>0.307638963432387</text:p>
          </table:table-cell>
          <table:table-cell office:value-type="float" office:value="0.694936859607697" calcext:value-type="float">
            <text:p>0.694936859607697</text:p>
          </table:table-cell>
          <table:table-cell office:value-type="float" office:value="0.317446604371071" calcext:value-type="float">
            <text:p>0.317446604371071</text:p>
          </table:table-cell>
          <table:table-cell office:value-type="float" office:value="0.377490255236626" calcext:value-type="float">
            <text:p>0.377490255236626</text:p>
          </table:table-cell>
        </table:table-row>
        <table:table-row table:style-name="ro1">
          <table:table-cell office:value-type="string" calcext:value-type="string">
            <text:p>x_minus_3</text:p>
          </table:table-cell>
          <table:table-cell office:value-type="float" office:value="-0.003" calcext:value-type="float">
            <text:p>-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0:19</text:p>
          </table:table-cell>
          <table:table-cell office:value-type="float" office:value="0.0016797" calcext:value-type="float">
            <text:p>0.0016797</text:p>
          </table:table-cell>
          <table:table-cell office:value-type="float" office:value="0.402108" calcext:value-type="float">
            <text:p>0.402108</text:p>
          </table:table-cell>
          <table:table-cell office:value-type="float" office:value="0.4037877" calcext:value-type="float">
            <text:p>0.4037877</text:p>
          </table:table-cell>
          <table:table-cell office:value-type="float" office:value="0.4825192" calcext:value-type="float">
            <text:p>0.4825192</text:p>
          </table:table-cell>
          <table:table-cell office:value-type="float" office:value="0.13731" calcext:value-type="float">
            <text:p>0.13731</text:p>
          </table:table-cell>
          <table:table-cell office:value-type="float" office:value="10" calcext:value-type="float">
            <text:p>10</text:p>
          </table:table-cell>
          <table:table-cell office:value-type="float" office:value="1.43089997768402" calcext:value-type="float">
            <text:p>1.43089997768402</text:p>
          </table:table-cell>
          <table:table-cell office:value-type="float" office:value="0.10988000035286" calcext:value-type="float">
            <text:p>0.10988000035286</text:p>
          </table:table-cell>
          <table:table-cell office:value-type="float" office:value="1.32101997733116" calcext:value-type="float">
            <text:p>1.32101997733116</text:p>
          </table:table-cell>
          <table:table-cell office:value-type="float" office:value="0.527675738930702" calcext:value-type="float">
            <text:p>0.527675738930702</text:p>
          </table:table-cell>
          <table:table-cell office:value-type="float" office:value="0.437362619002713" calcext:value-type="float">
            <text:p>0.437362619002713</text:p>
          </table:table-cell>
          <table:table-cell office:value-type="float" office:value="0.813590884208679" calcext:value-type="float">
            <text:p>0.813590884208679</text:p>
          </table:table-cell>
          <table:table-cell office:value-type="float" office:value="0.241760593652725" calcext:value-type="float">
            <text:p>0.241760593652725</text:p>
          </table:table-cell>
          <table:table-cell office:value-type="float" office:value="0.571830290555954" calcext:value-type="float">
            <text:p>0.571830290555954</text:p>
          </table:table-cell>
        </table:table-row>
        <table:table-row table:style-name="ro1">
          <table:table-cell office:value-type="string" calcext:value-type="string">
            <text:p>x_minus_4</text:p>
          </table:table-cell>
          <table:table-cell office:value-type="float" office:value="-0.004" calcext:value-type="float">
            <text:p>-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0:32</text:p>
          </table:table-cell>
          <table:table-cell office:value-type="float" office:value="0.0022528" calcext:value-type="float">
            <text:p>0.0022528</text:p>
          </table:table-cell>
          <table:table-cell office:value-type="float" office:value="0.4011021" calcext:value-type="float">
            <text:p>0.4011021</text:p>
          </table:table-cell>
          <table:table-cell office:value-type="float" office:value="0.4033549" calcext:value-type="float">
            <text:p>0.4033549</text:p>
          </table:table-cell>
          <table:table-cell office:value-type="float" office:value="0.4825136" calcext:value-type="float">
            <text:p>0.4825136</text:p>
          </table:table-cell>
          <table:table-cell office:value-type="float" office:value="0.1385493" calcext:value-type="float">
            <text:p>0.1385493</text:p>
          </table:table-cell>
          <table:table-cell office:value-type="float" office:value="9" calcext:value-type="float">
            <text:p>9</text:p>
          </table:table-cell>
          <table:table-cell office:value-type="float" office:value="2.06271004676819" calcext:value-type="float">
            <text:p>2.06271004676819</text:p>
          </table:table-cell>
          <table:table-cell office:value-type="float" office:value="0.0512499995529652" calcext:value-type="float">
            <text:p>0.0512499995529652</text:p>
          </table:table-cell>
          <table:table-cell office:value-type="float" office:value="2.01146004721522" calcext:value-type="float">
            <text:p>2.01146004721522</text:p>
          </table:table-cell>
          <table:table-cell office:value-type="float" office:value="0.55075874440372" calcext:value-type="float">
            <text:p>0.55075874440372</text:p>
          </table:table-cell>
          <table:table-cell office:value-type="float" office:value="0.618269805904118" calcext:value-type="float">
            <text:p>0.618269805904118</text:p>
          </table:table-cell>
          <table:table-cell office:value-type="float" office:value="0.925192886590958" calcext:value-type="float">
            <text:p>0.925192886590958</text:p>
          </table:table-cell>
          <table:table-cell office:value-type="float" office:value="0.176324602216482" calcext:value-type="float">
            <text:p>0.176324602216482</text:p>
          </table:table-cell>
          <table:table-cell office:value-type="float" office:value="0.748868284374476" calcext:value-type="float">
            <text:p>0.748868284374476</text:p>
          </table:table-cell>
        </table:table-row>
        <table:table-row table:style-name="ro1">
          <table:table-cell office:value-type="string" calcext:value-type="string">
            <text:p>x_minus_5</text:p>
          </table:table-cell>
          <table:table-cell office:value-type="float" office:value="-0.005" calcext:value-type="float">
            <text:p>-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0:44</text:p>
          </table:table-cell>
          <table:table-cell office:value-type="float" office:value="0.0022983" calcext:value-type="float">
            <text:p>0.0022983</text:p>
          </table:table-cell>
          <table:table-cell office:value-type="float" office:value="0.4000987" calcext:value-type="float">
            <text:p>0.4000987</text:p>
          </table:table-cell>
          <table:table-cell office:value-type="float" office:value="0.4023271" calcext:value-type="float">
            <text:p>0.4023271</text:p>
          </table:table-cell>
          <table:table-cell office:value-type="float" office:value="0.4825073" calcext:value-type="float">
            <text:p>0.4825073</text:p>
          </table:table-cell>
          <table:table-cell office:value-type="float" office:value="0.1375535" calcext:value-type="float">
            <text:p>0.1375535</text:p>
          </table:table-cell>
          <table:table-cell office:value-type="float" office:value="9" calcext:value-type="float">
            <text:p>9</text:p>
          </table:table-cell>
          <table:table-cell office:value-type="float" office:value="0.924139976501465" calcext:value-type="float">
            <text:p>0.924139976501465</text:p>
          </table:table-cell>
          <table:table-cell office:value-type="float" office:value="-0.0568833984434605" calcext:value-type="float">
            <text:p>-0.0568833984434605</text:p>
          </table:table-cell>
          <table:table-cell office:value-type="float" office:value="0.981023374944925" calcext:value-type="float">
            <text:p>0.981023374944925</text:p>
          </table:table-cell>
          <table:table-cell office:value-type="float" office:value="0.38044473901391" calcext:value-type="float">
            <text:p>0.38044473901391</text:p>
          </table:table-cell>
          <table:table-cell office:value-type="float" office:value="0.364689006156856" calcext:value-type="float">
            <text:p>0.364689006156856</text:p>
          </table:table-cell>
          <table:table-cell office:value-type="float" office:value="0.648524877429008" calcext:value-type="float">
            <text:p>0.648524877429008</text:p>
          </table:table-cell>
          <table:table-cell office:value-type="float" office:value="0.112364600598812" calcext:value-type="float">
            <text:p>0.112364600598812</text:p>
          </table:table-cell>
          <table:table-cell office:value-type="float" office:value="0.536160276830196" calcext:value-type="float">
            <text:p>0.536160276830196</text:p>
          </table:table-cell>
        </table:table-row>
        <table:table-row table:style-name="ro1">
          <table:table-cell office:value-type="string" calcext:value-type="string">
            <text:p>x_minus_6</text:p>
          </table:table-cell>
          <table:table-cell office:value-type="float" office:value="-0.006" calcext:value-type="float">
            <text:p>-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0:57</text:p>
          </table:table-cell>
          <table:table-cell office:value-type="float" office:value="0.0021361" calcext:value-type="float">
            <text:p>0.0021361</text:p>
          </table:table-cell>
          <table:table-cell office:value-type="float" office:value="0.3990989" calcext:value-type="float">
            <text:p>0.3990989</text:p>
          </table:table-cell>
          <table:table-cell office:value-type="float" office:value="0.401235" calcext:value-type="float">
            <text:p>0.401235</text:p>
          </table:table-cell>
          <table:table-cell office:value-type="float" office:value="0.4825085" calcext:value-type="float">
            <text:p>0.4825085</text:p>
          </table:table-cell>
          <table:table-cell office:value-type="float" office:value="0.1327425" calcext:value-type="float">
            <text:p>0.1327425</text:p>
          </table:table-cell>
          <table:table-cell office:value-type="float" office:value="7" calcext:value-type="float">
            <text:p>7</text:p>
          </table:table-cell>
          <table:table-cell office:value-type="float" office:value="0.819180011749268" calcext:value-type="float">
            <text:p>0.819180011749268</text:p>
          </table:table-cell>
          <table:table-cell office:value-type="float" office:value="-0.0970633998513222" calcext:value-type="float">
            <text:p>-0.0970633998513222</text:p>
          </table:table-cell>
          <table:table-cell office:value-type="float" office:value="0.91624341160059" calcext:value-type="float">
            <text:p>0.91624341160059</text:p>
          </table:table-cell>
          <table:table-cell office:value-type="float" office:value="0.256337745301425" calcext:value-type="float">
            <text:p>0.256337745301425</text:p>
          </table:table-cell>
          <table:table-cell office:value-type="float" office:value="0.290334248201981" calcext:value-type="float">
            <text:p>0.290334248201981</text:p>
          </table:table-cell>
          <table:table-cell office:value-type="float" office:value="0.44040888696909" calcext:value-type="float">
            <text:p>0.44040888696909</text:p>
          </table:table-cell>
          <table:table-cell office:value-type="float" office:value="0.0722666036337614" calcext:value-type="float">
            <text:p>0.0722666036337614</text:p>
          </table:table-cell>
          <table:table-cell office:value-type="float" office:value="0.368142283335328" calcext:value-type="float">
            <text:p>0.368142283335328</text:p>
          </table:table-cell>
        </table:table-row>
        <table:table-row table:style-name="ro1">
          <table:table-cell office:value-type="string" calcext:value-type="string">
            <text:p>x_minus_7</text:p>
          </table:table-cell>
          <table:table-cell office:value-type="float" office:value="-0.007" calcext:value-type="float">
            <text:p>-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1:10</text:p>
          </table:table-cell>
          <table:table-cell office:value-type="float" office:value="0.0021491" calcext:value-type="float">
            <text:p>0.0021491</text:p>
          </table:table-cell>
          <table:table-cell office:value-type="float" office:value="0.3980955" calcext:value-type="float">
            <text:p>0.3980955</text:p>
          </table:table-cell>
          <table:table-cell office:value-type="float" office:value="0.4002446" calcext:value-type="float">
            <text:p>0.4002446</text:p>
          </table:table-cell>
          <table:table-cell office:value-type="float" office:value="0.4825066" calcext:value-type="float">
            <text:p>0.4825066</text:p>
          </table:table-cell>
          <table:table-cell office:value-type="float" office:value="0.1272227" calcext:value-type="float">
            <text:p>0.1272227</text:p>
          </table:table-cell>
          <table:table-cell office:value-type="float" office:value="4" calcext:value-type="float">
            <text:p>4</text:p>
          </table:table-cell>
          <table:table-cell office:value-type="float" office:value="0.813030004501343" calcext:value-type="float">
            <text:p>0.813030004501343</text:p>
          </table:table-cell>
          <table:table-cell office:value-type="float" office:value="-0.111413396894932" calcext:value-type="float">
            <text:p>-0.111413396894932</text:p>
          </table:table-cell>
          <table:table-cell office:value-type="float" office:value="0.924443401396275" calcext:value-type="float">
            <text:p>0.924443401396275</text:p>
          </table:table-cell>
          <table:table-cell office:value-type="float" office:value="0.16892574201338" calcext:value-type="float">
            <text:p>0.16892574201338</text:p>
          </table:table-cell>
          <table:table-cell office:value-type="float" office:value="0.267426221037847" calcext:value-type="float">
            <text:p>0.267426221037847</text:p>
          </table:table-cell>
          <table:table-cell office:value-type="float" office:value="0.293546882923692" calcext:value-type="float">
            <text:p>0.293546882923692</text:p>
          </table:table-cell>
          <table:table-cell office:value-type="float" office:value="0.0443046011030674" calcext:value-type="float">
            <text:p>0.0443046011030674</text:p>
          </table:table-cell>
          <table:table-cell office:value-type="float" office:value="0.249242281820625" calcext:value-type="float">
            <text:p>0.249242281820625</text:p>
          </table:table-cell>
        </table:table-row>
        <table:table-row table:style-name="ro1">
          <table:table-cell office:value-type="string" calcext:value-type="string">
            <text:p>x_minus_8</text:p>
          </table:table-cell>
          <table:table-cell office:value-type="float" office:value="-0.008" calcext:value-type="float">
            <text:p>-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1:22</text:p>
          </table:table-cell>
          <table:table-cell office:value-type="float" office:value="0.0017954" calcext:value-type="float">
            <text:p>0.0017954</text:p>
          </table:table-cell>
          <table:table-cell office:value-type="float" office:value="0.397097" calcext:value-type="float">
            <text:p>0.397097</text:p>
          </table:table-cell>
          <table:table-cell office:value-type="float" office:value="0.3988924" calcext:value-type="float">
            <text:p>0.3988924</text:p>
          </table:table-cell>
          <table:table-cell office:value-type="float" office:value="0.4825074" calcext:value-type="float">
            <text:p>0.4825074</text:p>
          </table:table-cell>
          <table:table-cell office:value-type="float" office:value="0.126874" calcext:value-type="float">
            <text:p>0.126874</text:p>
          </table:table-cell>
          <table:table-cell office:value-type="float" office:value="4" calcext:value-type="float">
            <text:p>4</text:p>
          </table:table-cell>
          <table:table-cell office:value-type="float" office:value="0.520699977874756" calcext:value-type="float">
            <text:p>0.520699977874756</text:p>
          </table:table-cell>
          <table:table-cell office:value-type="float" office:value="-0.112233400344849" calcext:value-type="float">
            <text:p>-0.112233400344849</text:p>
          </table:table-cell>
          <table:table-cell office:value-type="float" office:value="0.632933378219605" calcext:value-type="float">
            <text:p>0.632933378219605</text:p>
          </table:table-cell>
          <table:table-cell office:value-type="float" office:value="0.105908736214042" calcext:value-type="float">
            <text:p>0.105908736214042</text:p>
          </table:table-cell>
          <table:table-cell office:value-type="float" office:value="0.181102672309571" calcext:value-type="float">
            <text:p>0.181102672309571</text:p>
          </table:table-cell>
          <table:table-cell office:value-type="float" office:value="0.175958874076605" calcext:value-type="float">
            <text:p>0.175958874076605</text:p>
          </table:table-cell>
          <table:table-cell office:value-type="float" office:value="0.0358585983514786" calcext:value-type="float">
            <text:p>0.0358585983514786</text:p>
          </table:table-cell>
          <table:table-cell office:value-type="float" office:value="0.140100275725126" calcext:value-type="float">
            <text:p>0.1401002757251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9-15T18:18:38.322589827</dc:date>
    <meta:editing-duration>PT1M1S</meta:editing-duration>
    <meta:editing-cycles>3</meta:editing-cycles>
    <meta:document-statistic meta:table-count="1" meta:cell-count="396" meta:object-count="0"/>
  </office:meta>
</office:document-meta>
</file>